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TW" svg:font-family="'AR PL UKai TW'" style:font-adornments="Bold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微軟正黑體" svg:font-family="微軟正黑體"/>
    <style:font-face style:name="標楷體" svg:font-family="標楷體"/>
  </office:font-face-decls>
  <office:automatic-styles>
    <style:style style:name="Table1" style:family="table">
      <style:table-properties style:width="24.689cm" table:align="center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4.699cm"/>
    </style:style>
    <style:style style:name="Table1.B" style:family="table-column">
      <style:table-column-properties style:column-width="0.349cm"/>
    </style:style>
    <style:style style:name="Table1.C" style:family="table-column">
      <style:table-column-properties style:column-width="4.039cm"/>
    </style:style>
    <style:style style:name="Table1.D" style:family="table-column">
      <style:table-column-properties style:column-width="0.351cm"/>
    </style:style>
    <style:style style:name="Table1.E" style:family="table-column">
      <style:table-column-properties style:column-width="8.7cm"/>
    </style:style>
    <style:style style:name="Table1.G" style:family="table-column">
      <style:table-column-properties style:column-width="3.2cm"/>
    </style:style>
    <style:style style:name="Table1.H" style:family="table-column">
      <style:table-column-properties style:column-width="3.002cm"/>
    </style:style>
    <style:style style:name="Table1.1" style:family="table-row">
      <style:table-row-properties style:min-row-height="14.309cm" fo:background-color="transparent">
        <style:background-image/>
      </style:table-row-properties>
    </style:style>
    <style:style style:name="Table1.A1" style:family="table-cell">
      <style:table-cell-properties style:vertical-align="middle" fo:padding="0cm" fo:border="none" style:writing-mode="page"/>
    </style:style>
    <style:style style:name="Table1.E1" style:family="table-cell">
      <style:table-cell-properties style:vertical-align="middle" fo:padding="0cm" fo:border="none" style:writing-mode="tb-rl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書背_20_文字_20_置中">
      <style:text-properties officeooo:paragraph-rsid="00138ccb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標楷體" style:font-size-asian="10.5pt" style:language-asian="zh" style:country-asian="TW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書背_20_文字">淡江大學</text:p>
            <text:p text:style-name="書背_20_文字">資訊與圖書館學系碩士班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書背_20_文字">碩士論文計劃書(草稿)<text:line-break/>碩士論文(草稿)</text:p>
          </table:table-cell>
          <table:table-cell table:style-name="Table1.A1" office:value-type="string">
            <text:p text:style-name="P1"/>
          </table:table-cell>
          <table:table-cell table:style-name="Table1.E1" office:value-type="string">
            <text:p text:style-name="P2">論文題目五六七八九○一二三四五六七八九○一二三四五六七八九○一二三四五六七八九○一二三四五六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書背_20_文字_20_置左"><office:annotation office:name="__Annotation__7903_600006824" loext:resolved="false"><dc:creator>Unknown Author</dc:creator><dc:date>2023-06-30T15:59:17.610990282</dc:date><text:p text:style-name="P3"><text:span text:style-name="T1">中文字型</text:span></text:p><text:p text:style-name="P3"><text:span text:style-name="T1">AR PL UKai TW</text:span></text:p><text:p text:style-name="P3"><text:span text:style-name="T1">下載字型 </text:span><text:span text:style-name="T1">https://wingtilldie.blogspot.com/2013/08/AR-PL-UMing-Generics.html</text:span></text:p></office:annotation>研究生<office:annotation-end office:name="__Annotation__7903_600006824"/>：○○○</text:p>
          </table:table-cell>
          <table:table-cell table:style-name="Table1.A1" office:value-type="string">
            <text:p text:style-name="書背_20_文字">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TW" svg:font-family="'AR PL UKai TW'" style:font-adornments="Bold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微軟正黑體" svg:font-family="微軟正黑體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標楷體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fo:text-align="justify" fo:text-align-last="justify" style:justify-single-word="false" style:page-number="auto" style:text-autospace="ideograph-alpha" style:punctuation-wrap="hanging" style:line-break="strict" style:vertical-align="auto">
        <style:tab-stops/>
      </style:paragraph-properties>
      <style:text-properties fo:font-size="10.5pt" fo:font-weight="bold" style:font-name-asian="AR PL UKai TW" style:font-family-asian="'AR PL UKai TW'" style:font-style-name-asian="Bold" style:font-pitch-asian="variable" style:language-asian="zh" style:country-asian="TW" style:font-style-asian="normal" style:font-weight-asian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fo:text-align-last="justify" style:justify-single-word="true" fo:orphans="0" fo:widows="0" text:number-lines="false" text:line-number="0" style:snap-to-layout-gri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書背_20_文字" style:display-name="書背 文字" style:family="paragraph" style:parent-style-name="Text_20_body" style:master-page-name="">
      <style:paragraph-properties fo:text-align="justify" fo:text-align-last="justify" style:justify-single-word="false" style:page-number="auto"/>
    </style:style>
    <style:style style:name="書背_20_文字_20_置左" style:display-name="書背 文字 置左" style:family="paragraph" style:parent-style-name="書背_20_文字">
      <style:paragraph-properties fo:text-align="start" style:justify-single-word="false"/>
    </style:style>
    <style:style style:name="書背_20_文字_20_置中" style:display-name="書背 文字 置中" style:family="paragraph" style:parent-style-name="書背_20_文字">
      <style:paragraph-properties fo:text-align="center" style:justify-single-word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tb-rl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5:03:51.365518435</meta:creation-date>
    <dc:date>2023-06-30T19:41:53.001743203</dc:date>
    <meta:editing-duration>PT3H8M3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6" meta:word-count="86" meta:character-count="89" meta:non-whitespace-character-count="88"/>
  </office:meta>
</office:document-meta>
</file>